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2000609E00027FDC000368EBF2B05F9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 LineDraw" svg:font-family="'MS LineDraw', Symbol" style:font-family-generic="modern" style:font-charset="x-symbol"/>
    <style:font-face style:name="Symbol" svg:font-family="Symbol" style:font-family-generic="roman" style:font-charset="x-symbol"/>
    <style:font-face style:name="Mangal1" svg:font-family="Mangal"/>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032cm"/>
        </style:tab-stops>
      </style:paragraph-properties>
    </style:style>
    <style:style style:name="P3" style:family="paragraph" style:parent-style-name="Standard">
      <style:paragraph-properties fo:text-align="justify" style:justify-single-word="false">
        <style:tab-stops>
          <style:tab-stop style:position="0.508cm"/>
          <style:tab-stop style:position="1.524cm"/>
          <style:tab-stop style:position="17.018cm"/>
        </style:tab-stops>
      </style:paragraph-properties>
    </style:style>
    <style:style style:name="P4" style:family="paragraph" style:parent-style-name="Standard">
      <style:paragraph-properties fo:text-align="justify" style:justify-single-word="false"/>
      <style:text-properties style:font-name="Times New Roman" style:font-name-asian="Times New Roman" style:font-name-complex="Times New Roman"/>
    </style:style>
    <style:style style:name="P5" style:family="paragraph" style:parent-style-name="Standard">
      <style:paragraph-properties fo:text-align="justify" style:justify-single-word="false">
        <style:tab-stops>
          <style:tab-stop style:position="2.032cm"/>
        </style:tab-stops>
      </style:paragraph-properties>
      <style:text-properties style:font-name="Times New Roman" style:font-name-asian="Times New Roman" style:font-name-complex="Times New Roman"/>
    </style:style>
    <style:style style:name="P6" style:family="paragraph" style:parent-style-name="Standard" style:list-style-name="L1">
      <style:paragraph-properties fo:text-align="justify" style:justify-single-word="false">
        <style:tab-stops>
          <style:tab-stop style:position="2.032cm"/>
        </style:tab-stops>
      </style:paragraph-properties>
      <style:text-properties style:font-name="Times New Roman" style:font-name-asian="Times New Roman" style:font-name-complex="Times New Roman"/>
    </style:style>
    <style:style style:name="P7" style:family="paragraph" style:parent-style-name="Standard" style:list-style-name="L2">
      <style:paragraph-properties fo:text-align="justify" style:justify-single-word="false">
        <style:tab-stops>
          <style:tab-stop style:position="2.032cm"/>
        </style:tab-stops>
      </style:paragraph-properties>
      <style:text-properties style:font-name="Times New Roman" style:font-name-asian="Times New Roman" style:font-name-complex="Times New Roman"/>
    </style:style>
    <style:style style:name="P8" style:family="paragraph" style:parent-style-name="Standard">
      <style:paragraph-properties fo:text-align="justify" style:justify-single-word="false">
        <style:tab-stops>
          <style:tab-stop style:position="0.508cm"/>
          <style:tab-stop style:position="1.524cm"/>
          <style:tab-stop style:position="17.018cm"/>
        </style:tab-stops>
      </style:paragraph-properties>
      <style:text-properties style:font-name="Times New Roman" style:font-name-asian="Times New Roman" style:font-name-complex="Times New Roman"/>
    </style:style>
    <style:style style:name="P9" style:family="paragraph" style:parent-style-name="Standard">
      <style:paragraph-properties fo:text-align="center" style:justify-single-word="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line-height="0.423cm" fo:text-align="center" style:justify-single-word="fals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11" style:family="paragraph" style:parent-style-name="Standard">
      <style:paragraph-properties fo:line-height="0.423cm"/>
      <style:text-properties style:font-name="Times New Roman" fo:font-size="11pt" style:font-name-asian="Times New Roman" style:font-size-asian="11pt" style:font-name-complex="Times New Roman" style:font-size-complex="11pt"/>
    </style:style>
    <style:style style:name="P12" style:family="paragraph" style:parent-style-name="Standard">
      <style:paragraph-properties fo:line-height="0.423cm" fo:text-align="end" style:justify-single-word="false"/>
      <style:text-properties style:font-name="Times New Roman" fo:font-size="11pt" style:font-name-asian="Times New Roman" style:font-size-asian="11pt" style:font-name-complex="Times New Roman" style:font-size-complex="11pt"/>
    </style:style>
    <style:style style:name="P13" style:family="paragraph" style:parent-style-name="Standard">
      <style:paragraph-properties fo:text-align="justify" style:justify-single-word="false"/>
      <style:text-properties fo:color="#000000" style:font-name="Times New Roman" style:font-name-asian="Times New Roman" style:font-name-complex="Times New Roman"/>
    </style:style>
    <style:style style:name="P14" style:family="paragraph" style:parent-style-name="Standard">
      <style:paragraph-properties fo:text-align="justify" style:justify-single-word="false">
        <style:tab-stops>
          <style:tab-stop style:position="0.508cm"/>
          <style:tab-stop style:position="1.524cm"/>
          <style:tab-stop style:position="17.018cm"/>
        </style:tab-stops>
      </style:paragraph-properties>
      <style:text-properties style:font-name="MS LineDraw" fo:font-size="10pt" style:font-name-asian="MS LineDraw" style:font-size-asian="10pt" style:font-name-complex="MS LineDraw" style:font-size-complex="10pt"/>
    </style:style>
    <style:style style:name="P15" style:family="paragraph" style:parent-style-name="Standard">
      <style:paragraph-properties fo:line-height="0.423cm" fo:text-align="center" style:justify-single-word="false"/>
    </style:style>
    <style:style style:name="P16" style:family="paragraph" style:parent-style-name="Standard">
      <style:paragraph-properties fo:line-height="0.423cm" fo:text-align="end" style:justify-single-word="false"/>
    </style:style>
    <style:style style:name="P17" style:family="paragraph" style:parent-style-name="Standard">
      <style:paragraph-properties fo:line-height="0.423cm"/>
      <style:text-properties style:font-name="Courier New" fo:font-size="11pt" style:font-name-asian="Courier New" style:font-size-asian="11pt" style:font-name-complex="Courier New" style:font-size-complex="11pt"/>
    </style:style>
    <style:style style:name="P18" style:family="paragraph" style:parent-style-name="Standard">
      <style:paragraph-properties fo:line-height="0.423cm" fo:text-align="end" style:justify-single-word="false"/>
      <style:text-properties style:font-name="Courier New" fo:font-size="11pt" style:font-name-asian="Courier New" style:font-size-asian="11pt" style:font-name-complex="Courier New" style:font-size-complex="11pt"/>
    </style:style>
    <style:style style:name="P19" style:family="paragraph" style:parent-style-name="Standard">
      <style:paragraph-properties fo:line-height="0.423cm" fo:text-align="center" style:justify-single-word="false"/>
      <style:text-properties style:font-name="Courier New" fo:font-size="11pt" style:font-name-asian="Courier New" style:font-size-asian="11pt" style:font-name-complex="Courier New" style:font-size-complex="11pt"/>
    </style:style>
    <style:style style:name="P20" style:family="paragraph" style:parent-style-name="Standard">
      <style:paragraph-properties fo:line-height="0.423cm" fo:text-align="center" style:justify-single-word="false"/>
      <style:text-properties style:font-name="Courier New" fo:font-size="11pt" fo:font-weight="bold" style:font-name-asian="Courier New" style:font-size-asian="11pt" style:font-weight-asian="bold" style:font-name-complex="Courier New" style:font-size-complex="11pt" style:font-weight-complex="bold"/>
    </style:style>
    <style:style style:name="P21" style:family="paragraph" style:parent-style-name="Standard">
      <style:paragraph-properties fo:margin-left="0cm" fo:margin-right="1cm" fo:text-align="justify" style:justify-single-word="false" fo:text-indent="0cm" style:auto-text-indent="false"/>
    </style:style>
    <style:style style:name="P22" style:family="paragraph" style:parent-style-name="Standard">
      <style:paragraph-properties fo:text-align="justify" style:justify-single-word="false" fo:break-before="page"/>
      <style:text-properties style:font-name="Times New Roman" style:font-name-asian="Times New Roman" style:font-name-complex="Times New Roman"/>
    </style:style>
    <style:style style:name="P23" style:family="paragraph" style:parent-style-name="Standard" style:list-style-name="L1">
      <style:paragraph-properties fo:margin-left="0.499cm" fo:margin-right="0cm" fo:text-align="justify" style:justify-single-word="false" fo:text-indent="-0.499cm" style:auto-text-indent="false">
        <style:tab-stops>
          <style:tab-stop style:position="2.032cm"/>
        </style:tab-stops>
      </style:paragraph-properties>
      <style:text-properties style:font-name="Times New Roman" style:font-name-asian="Times New Roman" style:font-name-complex="Times New Roman"/>
    </style:style>
    <style:style style:name="P24" style:family="paragraph" style:parent-style-name="Standard" style:list-style-name="L2">
      <style:paragraph-properties fo:margin-left="0.499cm" fo:margin-right="0cm" fo:text-align="justify" style:justify-single-word="false" fo:text-indent="-0.499cm" style:auto-text-indent="false">
        <style:tab-stops>
          <style:tab-stop style:position="2.032cm"/>
        </style:tab-stops>
      </style:paragraph-properties>
      <style:text-properties style:font-name="Times New Roman" style:font-name-asian="Times New Roman" style:font-name-complex="Times New Roman"/>
    </style:style>
    <style:style style:name="P25" style:family="paragraph" style:parent-style-name="Standard">
      <style:paragraph-properties fo:margin-left="0cm" fo:margin-right="0.635cm" fo:line-height="0.423cm" fo:text-indent="0cm" style:auto-text-indent="false"/>
      <style:text-properties style:font-name="Times New Roman" fo:font-size="11pt" style:font-name-asian="Times New Roman" style:font-size-asian="11pt" style:font-name-complex="Times New Roman" style:font-size-complex="11pt"/>
    </style:style>
    <style:style style:name="P26" style:family="paragraph" style:parent-style-name="Standard">
      <style:paragraph-properties fo:margin-left="0cm" fo:margin-right="0.635cm" fo:line-height="0.423cm" fo:text-align="end" style:justify-single-word="false" fo:text-indent="0cm" style:auto-text-indent="false"/>
      <style:text-properties style:font-name="Courier New" fo:font-size="11pt" style:font-name-asian="Courier New" style:font-size-asian="11pt" style:font-name-complex="Courier New" style:font-size-complex="11pt"/>
    </style:style>
    <style:style style:name="P27" style:family="paragraph" style:parent-style-name="Standard" style:master-page-name="First_20_Page">
      <style:paragraph-properties fo:text-align="justify" style:justify-single-word="false" style:page-number="auto"/>
      <style:text-properties style:font-name="Times New Roman" fo:language="none" fo:country="none" style:font-name-asian="Times New Roman" style:font-name-complex="Times New Roman"/>
    </style:style>
    <style:style style:name="P28" style:family="paragraph" style:parent-style-name="Header">
      <style:text-properties fo:font-size="1pt"/>
    </style:style>
    <style:style style:name="P29" style:family="paragraph" style:parent-style-name="Heading_20_1">
      <style:paragraph-properties fo:break-before="page"/>
    </style:style>
    <style:style style:name="P30" style:family="paragraph" style:parent-style-name="Footer">
      <style:paragraph-properties fo:margin-left="0cm" fo:margin-right="0.635cm" fo:text-indent="0cm" style:auto-text-indent="false"/>
    </style:style>
    <style:style style:name="P31" style:family="paragraph">
      <style:paragraph-properties fo:text-align="center"/>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font-name="Times New Roman" fo:font-size="22pt" fo:font-weight="bold" style:font-name-asian="Times New Roman" style:font-size-asian="22pt" style:font-weight-asian="bold" style:font-name-complex="Times New Roman" style:font-size-complex="22pt" style:font-weight-complex="bold"/>
    </style:style>
    <style:style style:name="T4"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5"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6" style:family="text">
      <style:text-properties style:font-name="Times New Roman" fo:font-size="14pt" style:font-name-asian="Times New Roman" style:font-size-asian="14pt" style:font-name-complex="Times New Roman" style:font-size-complex="14pt"/>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tyle="italic" style:font-name-asian="Times New Roman" style:font-style-asian="italic" style:font-name-complex="Times New Roman" style:font-style-complex="italic"/>
    </style:style>
    <style:style style:name="T9" style:family="text">
      <style:text-properties style:font-name="Times New Roman" fo:font-size="11pt" style:font-name-asian="Times New Roman" style:font-size-asian="11pt" style:font-name-complex="Times New Roman" style:font-size-complex="11pt"/>
    </style:style>
    <style:style style:name="T10" style:family="text">
      <style:text-properties fo:font-style="italic" style:font-style-asian="italic" style:font-style-complex="italic"/>
    </style:style>
    <style:style style:name="T11" style:family="text">
      <style:text-properties fo:color="#000000" style:font-name="Times New Roman" style:font-name-asian="Times New Roman" style:font-name-complex="Times New Roman"/>
    </style:style>
    <style:style style:name="T12" style:family="text">
      <style:text-properties fo:color="#000000" style:font-name="Times New Roman" fo:font-weight="bold" style:font-name-asian="Times New Roman" style:font-weight-asian="bold" style:font-name-complex="Times New Roman" style:font-weight-complex="bold"/>
    </style:style>
    <style:style style:name="T13" style:family="text">
      <style:text-properties style:font-name="Courier New" style:font-name-asian="Courier New" style:font-name-complex="Courier New"/>
    </style:style>
    <style:style style:name="T14" style:family="text">
      <style:text-properties style:font-name="Courier New" fo:font-size="10pt" style:font-name-asian="Courier New" style:font-size-asian="10pt" style:font-name-complex="Courier New" style:font-size-complex="10pt"/>
    </style:style>
    <style:style style:name="T15" style:family="text">
      <style:text-properties fo:text-transform="uppercase" fo:color="#000000" style:font-name="Courier New" style:font-name-asian="Courier New" style:font-name-complex="Courier New"/>
    </style:style>
    <style:style style:name="T16" style:family="text">
      <style:text-properties fo:text-transform="uppercase" fo:color="#000000" style:font-name="Times New Roman" style:font-name-asian="Times New Roman" style:font-name-complex="Times New Roman"/>
    </style:style>
    <style:style style:name="T17" style:family="text">
      <style:text-properties style:font-name="MS LineDraw" fo:font-size="10pt" style:font-name-asian="MS LineDraw" style:font-size-asian="10pt" style:font-name-complex="MS LineDraw" style:font-size-complex="10pt"/>
    </style:style>
    <style:style style:name="T18" style:family="text"/>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249cm" fo:margin-right="0.249cm" style:wrap="dynamic" style:number-wrapped-paragraphs="1" style:wrap-contour="false" style:vertical-pos="from-top" style:vertical-rel="paragraph" style:horizontal-pos="from-left" style:horizontal-rel="page" style:mirror="none" fo:clip="rect(0cm, 0cm, 0cm, 0cm)" draw:luminance="0%" draw:contrast="0%" draw:red="0%" draw:green="0%" draw:blue="0%" draw:gamma="100%" draw:color-inversion="false" draw:image-opacity="100%" draw:color-mode="standard" draw:wrap-influence-on-position="once-successive"/>
    </style:style>
    <style:style style:name="fr4" style:family="graphic" style:parent-style-name="OLE">
      <style:graphic-properties style:vertical-pos="top" style:vertical-rel="baseline" draw:ole-draw-aspect="1" draw:visible-area-top="0cm" draw:visible-area-width="4.343cm" draw:visible-area-height="4.207cm"/>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ge-content" style:horizontal-pos="from-left" style:horizontal-rel="paragraph-content"/>
    </style:style>
    <style:style style:name="gr2"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10" draw:style-name="gr1">
        <draw:line draw:style-name="gr2" draw:text-style-name="P31" svg:x1="4.262cm" svg:y1="3.221cm" svg:x2="4.59cm" svg:y2="3.221cm">
          <text:p/>
        </draw:line>
        <draw:line draw:style-name="gr2" draw:text-style-name="P31" svg:x1="3.556cm" svg:y1="3.217cm" svg:x2="3.884cm" svg:y2="3.217cm">
          <text:p/>
        </draw:line>
        <draw:line draw:style-name="gr2" draw:text-style-name="P31" svg:x1="5.006cm" svg:y1="3.223cm" svg:x2="5.334cm" svg:y2="3.223cm">
          <text:p/>
        </draw:line>
        <draw:line draw:style-name="gr2" draw:text-style-name="P31" svg:x1="4.083cm" svg:y1="2.559cm" svg:x2="4.692cm" svg:y2="2.554cm">
          <text:p/>
        </draw:line>
        <draw:line draw:style-name="gr2" draw:text-style-name="P31" svg:x1="4.057cm" svg:y1="2.556cm" svg:x2="4.059cm" svg:y2="3.962cm">
          <text:p/>
        </draw:line>
        <draw:line draw:style-name="gr2" draw:text-style-name="P31" svg:x1="4.849cm" svg:y1="2.54cm" svg:x2="4.849cm" svg:y2="3.948cm">
          <text:p/>
        </draw:line>
        <draw:line draw:style-name="gr2" draw:text-style-name="P31" svg:x1="5.496cm" svg:y1="2.54cm" svg:x2="5.496cm" svg:y2="3.948cm">
          <text:p/>
        </draw:line>
      </draw:g>
      <text:p text:style-name="P27"/>
      <text:p text:style-name="P1"><text:span text:style-name="T1"><text:tab/><text:tab/><text:tab/><text:tab/></text:span><text:span text:style-name="T3">Fachhochschule Hannover</text:span></text:p>
      <text:p text:style-name="P1"><text:span text:style-name="T1"><text:tab/><text:tab/><text:tab/><text:tab/></text:span><text:span text:style-name="T4">Fachgebiet Datenverarbeitung</text:span></text:p>
      <text:p text:style-name="P4"/>
      <text:p text:style-name="P4"/>
      <text:p text:style-name="P4"/>
      <text:p text:style-name="P4"/>
      <text:p text:style-name="P4"/>
      <text:p text:style-name="P4"/>
      <text:p text:style-name="P4"/>
      <text:p text:style-name="P4"/>
      <text:p text:style-name="P1"><text:span text:style-name="T2"><text:tab/><text:tab/><text:tab/><text:tab/></text:span><text:span text:style-name="T5">Labor für Datenverarbeitung</text:span></text:p>
      <text:p text:style-name="P4"/>
      <text:p text:style-name="P1"><text:span text:style-name="T5"><text:tab/><text:tab/><text:tab/><text:tab/>Labor für Prozeßdatenverarbeitung 1 (PIA)</text:span><text:span text:style-name="T1"> </text:span></text:p>
      <text:p text:style-name="P4"/>
      <text:p text:style-name="P1"><text:span text:style-name="T5"><text:tab/><text:tab/><text:tab/><text:tab/>Labor für Prozeßdatenverarbeitung (TI)</text:span><text:span text:style-name="T1"> </text:span></text:p>
      <text:p text:style-name="P4"/>
      <text:p text:style-name="P4"/>
      <text:p text:style-name="P4"/>
      <text:p text:style-name="P4"/>
      <text:p text:style-name="P4"/>
      <text:p text:style-name="P4"/>
      <text:p text:style-name="P4"/>
      <text:p text:style-name="P4"/>
      <text:p text:style-name="P1"><text:span text:style-name="T6"><text:tab/><text:tab/><text:tab/><text:tab/></text:span><text:span text:style-name="T7">Versuch</text:span><text:span text:style-name="T6">:<text:tab/><text:tab/></text:span><text:span text:style-name="T7">Nr. 3 -</text:span><text:span text:style-name="T6"> </text:span><text:span text:style-name="T7">Zweipunktregler</text:span></text:p>
      <text:p text:style-name="P4"/>
      <text:p text:style-name="P1"><text:span text:style-name="T6"><text:tab/><text:tab/><text:tab/><text:tab/></text:span><text:span text:style-name="T7">Umfang</text:span><text:span text:style-name="T6">:<text:tab/><text:tab/></text:span><text:span text:style-name="T6"><text:page-count style:num-format="1">8</text:page-count></text:span><text:span text:style-name="T6"> Seiten</text:span></text:p>
      <text:p text:style-name="P4"/>
      <text:p text:style-name="P1"><text:span text:style-name="T6"><text:tab/><text:tab/><text:tab/><text:tab/></text:span><text:span text:style-name="T7">Stand</text:span><text:span text:style-name="T6">: <text:tab/><text:tab/></text:span><text:span text:style-name="T6"><text:modification-date style:data-style-name="N30">05.02.97</text:modification-date></text:span></text:p>
      <text:p text:style-name="P4"/>
      <text:p text:style-name="P1"><text:span text:style-name="T6"><text:tab/><text:tab/><text:tab/><text:tab/></text:span><text:span text:style-name="T7">Datei</text:span><text:span text:style-name="T6">: <text:tab/><text:tab/></text:span><text:span text:style-name="T6"><text:file-name text:display="name-and-extension">LAB03.DOC</text:file-name></text:span></text:p>
      <text:p text:style-name="P4"><draw:frame draw:style-name="fr1" draw:name="Rahmen1" text:anchor-type="paragraph" svg:x="13.453cm" svg:y="1.032cm" svg:width="4.343cm" draw:z-index="0"><draw:text-box fo:min-height="0.058cm"><text:p text:style-name="P21"><draw:frame draw:style-name="fr4" draw:name="Objekt1" text:anchor-type="as-char" svg:width="4.343cm" svg:height="4.207cm" draw:z-index="11"><draw:object-ole xlink:href="./Object 1" xlink:type="simple" xlink:show="embed" xlink:actuate="onLoad"/><draw:image xlink:href="./ObjectReplacements/Object 1" xlink:type="simple" xlink:show="embed" xlink:actuate="onLoad"/></draw:frame></text:p></draw:text-box></draw:frame></text:p>
      <text:p text:style-name="P4"/>
      <text:p text:style-name="P22"/>
      <text:p text:style-name="P4"/>
      <text:p text:style-name="P9">Inhalt</text:p>
      <text:p text:style-name="P4"/>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Text_20_body"/>
        </text:index-body>
      </text:table-of-content>
      <text:p text:style-name="P4"/>
      <text:p text:style-name="P4"/>
      <text:p text:style-name="P29">Einleitung</text:p>
      <text:p text:style-name="P5"/>
      <text:p text:style-name="P2"><text:span text:style-name="T1">Dieser Versuch zeigt am Beispiel einer Zweipunkt-Temperaturregelung, wie mit der Parallelschnittstelle des PCs auf einfache Weise Peripherie-Baugruppen gesteuert werden können. Die für diesen Versuch zu programmierende Zweipunkt-Regelung (</text:span><text:span text:style-name="T8">Zweipunkt</text:span><text:span text:style-name="T1"> wegen der zwei Schaltschwellen) soll die Temperatur eines Heizelementes durch Zu- und Abschalten der Versorgungsspannung auf einen vorgegebenen Wert (</text:span><text:span text:style-name="T2">50</text:span><text:span text:style-name="T1"> Grad +/- </text:span><text:span text:style-name="T2">1</text:span><text:span text:style-name="T1"> Grad Celsius Toleranzwert) einstellen.</text:span></text:p>
      <text:p text:style-name="P5">Für die Programmierung der Regelung gibt es verschiedene Möglichkeiten. Zu berücksichtigen ist dabei aber immer die thermische Trägheit des Heizelements. Nach dem Ab- bzw. Zuschalten der Versorgungsspannung ändert sich die Temperatur des Elements nicht sprunghaft, sondern nach einer Exponential-Funktion, deren Koeffizienten und Zeitkonstante durch die thermische Kapazität des Heizelements selbst und durch den thermischen Widerstand der Anordnung bestimmt wird.</text:p>
      <text:p text:style-name="P5">Die einfachste Möglichkeit (siehe Beispielstruktogramm im Anhang) ist die Vorgabe der Schaltschwellen als Konstanten (Temperatur +/- Toleranzwert). Die o. a. thermische Trägheit der Versuchsanordnung bewirkt aber ein "Überschwingen", so daß dadurch und durch die große Zeitkonstante des Systems der Regelvorgang sehr lange dauert. Dieser Effekt läßt sich durch dynamische Schaltschwellen, deren Wert sich während der Regelung in Abhängigkeit von der Ist-Temperatur des Heizelements ändert, vermindern.</text:p>
      <text:p text:style-name="P5"/>
      <text:p text:style-name="Heading_20_1">Versuchsaufbau</text:p>
      <text:p text:style-name="P5">Eine an einem Kühlkörper befestigte Kaskade aus 4 Drahtwiderständen (jeweils 2 Ohm/25W) soll auf einer Temperatur von 50 Grad Celsius gehalten werden. Die Solltemperatur darf um nicht mehr als 1 Grad Celsius unter- bzw. überschritten werden. Zur Temperaturmessung wird die im folgenden beschriebene einfache Schaltung zur Analog/Digital-Umsetzung benutzt (siehe auch Schaltplan im Anhang).</text:p>
      <text:p text:style-name="P5">Ein als Temperaturfühler eingesetzter NTC-Widerstand bestimmt als Bestandteil eines RC-Gliedes die Impulsdauer des als Monoflop geschalteten Timerbausteins NE 555. Der Eingang des Monoflops ist mit der Signalleitung /STROBE, der Ausgang mit dem /BUSY-Signal der Parallelschnittstelle verbunden. </text:p>
      <text:p text:style-name="P5">Die Triggerung des Timers muß wegen der Signalinvertierung mit einer negativen Flanke (Bitmuster 00h, FFh, 00h...) erfolgen. Das (positive) Ausgangsimpulssignal des Timers wird vom PC empfangen und die Impulsdauer auf einfache Weise ausgewertet. Zeitgleich mit dem Triggervorgang wird ein Zähler initialisiert. Dieser wird inkrementiert, solange der vom Timer empfangene Impulspegel HIGH ist. Auf diese Weise entsteht ein einfacher (für die vorliegende Anwendung aber völlig ausreichender) A/D-Wandler.</text:p>
      <text:p text:style-name="P5">Je geringer die Temperatur des am Heizelement befestigten NTC-Widerstands ist, desto höher ist auch der erreichte Zählerstand. Ein Kurzschluß des Fühlers würde also einen besonders kleinen, eine Unterbrechung einen besonders großen Zählerstand hervorrufen. Die Eichung dieses analog-digitalen "Temperaturmessers" ist in einem Vorversuch durchzuführen. Zu diesem Zweck ist an den Versuchsaufbau ein Termometer mit Digitalanzeige angeschlossen.</text:p>
      <text:p text:style-name="P5">Bei Unterschreiten des unteren Temperaturschwellwertes soll der Heizstrom vom PC eingeschaltet, bei Überschreiten des oberen Schwellwertes ausgeschaltet werden. Der Zählerstand in den Schaltaugenblicken ist zu protokollieren. Sollten die Schaltschwellen dynamisch vom Programm verändert werden (also nicht ständig gleich Sollwert +/- Toleranzwert sein), so sollte dies im Bericht erklärt werden. </text:p>
      <text:p text:style-name="P5"><text:soft-page-break/>Zur Versuchsvorbereitung gehören eine Beschreibung der Programmierstrategie, Konzept-struktogramme und ein Programmlisting. Diese Unterlagen sind am Versuchstag mitzubringen und gehören auch in den Bericht.</text:p>
      <text:p text:style-name="P5"/>
      <text:p text:style-name="P5">Folgende Signale der Druckerschnittstelle LPT2 werden benutzt:</text:p>
      <text:list xml:id="list26730576" text:style-name="L1">
        <text:list-item>
          <text:p text:style-name="P23">Bit 0 des Steuerregisters (/STROBE):<text:tab/>Triggern des Monoflops,</text:p>
        </text:list-item>
        <text:list-item>
          <text:p text:style-name="P23">Bit 7 des Statusregisters (BUSY):<text:tab/><text:tab/>Ausgang des Monoflops,</text:p>
        </text:list-item>
        <text:list-item>
          <text:p text:style-name="P23">Bit 0 des Datenregisters (DATA 0):<text:tab/>Warnlampe ein/aus,</text:p>
        </text:list-item>
        <text:list-item>
          <text:p text:style-name="P6">Bit 1 des Datenregisters (DATA 1):<text:tab/>Heizung ein/aus.</text:p>
        </text:list-item>
      </text:list>
      <text:p text:style-name="P5"/>
      <text:p text:style-name="P5">Bei der Auswertung der Signale ist zu beachten, daß das Signal /STROBE low-aktiv (also invertiert) ist. Das Signal BUSY ist zwar HIGH-aktiv, wird aber vom Portbaustein der Schnittstelle invertiert auf der Datenleitung D7 ausgegeben. Die o.a. Register der Schnittstelle LPT2 können wie folgt adressiert werden:</text:p>
      <text:p text:style-name="P2"><text:span text:style-name="T1"><text:tab/></text:span><text:span text:style-name="T2">Steuerregister: 27Ah, <text:s text:c="2"/>Statusregister: 279h, <text:s text:c="2"/>Datenregister : 278h.</text:span></text:p>
      <text:p text:style-name="P5"/>
      <text:p text:style-name="P5">Hinweise zur Programmierung der parallelen Schnittstelle sind dem Addendum zu den den Laborversuchen zu entnehmen.</text:p>
      <text:p text:style-name="P5"/>
      <text:p text:style-name="Heading_20_1">Versuchsdurchführung</text:p>
      <text:p text:style-name="P5">Die Versuchsdurchführung ist im Prinzip das Testen und "Debuggen" des vorbereiteten Programms. Folgende Schritte sollen dabei berücksichtigt und im Bericht entsprechend dargelegt werden:</text:p>
      <text:list xml:id="list26717394" text:style-name="L2">
        <text:list-item>
          <text:p text:style-name="P24">Beschreibung der Funktionsweise der A/D-Wandler-Schaltung. z. B. anhand von Impulsdiagrammen (Signale PC0..4, s. Schaltplan).</text:p>
        </text:list-item>
        <text:list-item>
          <text:p text:style-name="P24">Test der A/D-Schaltung mit einem bereitgestellten Programm.</text:p>
        </text:list-item>
        <text:list-item>
          <text:p text:style-name="P24">Eichung der Temperaturmesseinrichtung mittels Hilfsprogramm.</text:p>
        </text:list-item>
        <text:list-item>
          <text:p text:style-name="P24">Verifizierungrung des Regler-Programms.</text:p>
        </text:list-item>
        <text:list-item>
          <text:p text:style-name="P7">Durchführung der Regelung mit Aufnahme eines Temperatur/Zeit-Diagramms.</text:p>
        </text:list-item>
      </text:list>
      <text:p text:style-name="P5"/>
      <text:p text:style-name="P5">Die Eichkurve des "Analog-Digital-Wandlers" sowie das geregelte Temperatur/Zeit-Verhalten der Schaltung sollen vom Programm grafisch auf dem Bildschirm dargestellt werden. Zu Diagrammen gehören auch Achsenbezeichnungen.</text:p>
      <text:p text:style-name="P1"><text:span text:style-name="T11">Der Eichkurvenverlauf sowie das </text:span><text:span text:style-name="T1">geregelte Temperatur/Zeit-Verhalten sind in den Dateien </text:span><text:span text:style-name="T13">EICH</text:span><text:span text:style-name="T15">.TXT</text:span><text:span text:style-name="T16"> </text:span><text:span text:style-name="T11">und</text:span><text:span text:style-name="T16"> </text:span><text:span text:style-name="T15">REGEL.TXT</text:span><text:span text:style-name="T16"> </text:span><text:span text:style-name="T11">zu protokollieren.</text:span></text:p>
      <text:p text:style-name="P1"><text:span text:style-name="T11">Binden Sie die Sytemzeit (Die Systemzeit muß </text:span><text:span text:style-name="T12">nicht</text:span><text:span text:style-name="T11"> ständig aktualisiert werden.) des PC sowie das Systemdatum in Ihre grafischen Darstellungen mit ein.</text:span></text:p>
      <text:p text:style-name="P13">Drucken Sie die grafischen Darstellungen für das Testat aus.</text:p>
      <text:p text:style-name="P5"/>
      <text:p text:style-name="P5">Die Programme können in Turbo-PASCAL, Turbo-C oder Turbo-C++ geschrieben werden. Für die eigentliche Temperaturermittlung, d.h. für das "Auszählen" der Länge des positiven Monoflop-Ausgangsimpulses soll eine Prozedur in Assemblercode erstellt und in das jeweilige Hochsprache-Programm eingebunden werden (sog. Inline-Assembler). Das Einbinden von Assemblercode als Inline-Anweisung wird im Addendum zu den Laborversuchen anhand von Beispielen beschrieben.</text:p>
      <text:p text:style-name="P5"/>
      <text:p text:style-name="P2"><text:soft-page-break/><text:span text:style-name="T1">Zum Testen der korrekten Funktion der A/D-Wandler-Schaltung ist im Unterverzeichnis ..</text:span><text:span text:style-name="T13">\VERSUCH\REFERENZ.PRG</text:span><text:span text:style-name="T1"> das Hilfsprogramm </text:span><text:span text:style-name="T13">AD_TEST.EXE</text:span><text:span text:style-name="Footnote_20_Symbol"><text:span text:style-name="T13"><text:note text:id="ftn1" text:note-class="footnote"><text:note-citation>1</text:note-citation><text:note-body><text:p text:style-name="Footnote"><text:s/><text:span text:style-name="T1">Das Programm liegt diesem Umdruck im selbstentpackendem Archiv bei.</text:span></text:p></text:note-body></text:note></text:span></text:span><text:span text:style-name="T1"> vorhanden. Überprüfen Sie vor dem Start des Programms den korrekten Anschluß des Versuchsaufbaus an PC und Stromnetz. </text:span></text:p>
      <text:p text:style-name="P29">Anhang: <text:span text:style-name="T10">Struktogrammbeispiel</text:span></text:p>
      <text:p text:style-name="P8"/>
      <text:p text:style-name="P8">Dieses einfache Beispiel beschreibt eine Regelung mit fest vorgegebenen Schaltschwellen:</text:p>
      <text:p text:style-name="P8"/>
      <text:p text:style-name="P14"><text:tab/></text:p>
      <text:p text:style-name="P3"><text:span text:style-name="T17"><text:tab/></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18"/></text:span><text:span text:style-name="T17"></text:span></text:p>
      <text:p text:style-name="P14"><text:tab/></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44"/></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35"/></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36"/></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40"/></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 text:c="2"/></text:span><text:span text:style-name="T17"></text:span><text:span text:style-name="T14"> <text:s text:c="13"/></text:span><text:span text:style-name="T17"></text:span><text:span text:style-name="T14"> </text:span><text:span text:style-name="T17"></text:span><text:span text:style-name="T14"> </text:span><text:span text:style-name="T17"></text:span><text:span text:style-name="T14"> </text:span><text:span text:style-name="T17"></text:span><text:span text:style-name="T14"> <text:s text:c="19"/></text:span><text:span text:style-name="T17"></text:span></text:p>
      <text:p text:style-name="P3"><text:span text:style-name="T17"><text:tab/></text:span><text:span text:style-name="T14"> <text:s text:c="2"/></text:span><text:span text:style-name="T17"></text:span><text:span text:style-name="T14"> <text:s text:c="2"/></text:span><text:span text:style-name="T17"></text:span><text:span text:style-name="T14"> </text:span><text:span text:style-name="T17"></text:span><text:span text:style-name="T14"> <text:s text:c="24"/></text:span><text:span text:style-name="T17"></text:span><text:span text:style-name="T14"> </text:span><text:span text:style-name="T17"></text:span><text:span text:style-name="T14"> <text:s text:c="21"/></text:span><text:span text:style-name="T17"></text:span></text:p>
      <text:p text:style-name="P3"><text:span text:style-name="T17"><text:tab/></text:span><text:span text:style-name="T14"> <text:s text:c="2"/></text:span><text:span text:style-name="T17"></text:span><text:span text:style-name="T14"> <text:s text:c="2"/></text:span><text:span text:style-name="T17"></text:span></text:p>
      <text:p text:style-name="P3"><text:span text:style-name="T17"><text:tab/></text:span><text:span text:style-name="T14"> <text:s text:c="2"/></text:span><text:span text:style-name="T17"></text:span><text:span text:style-name="T14"> <text:s text:c="2"/></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3"/></text:span><text:span text:style-name="T17"></text:span></text:p>
      <text:p text:style-name="P3"><text:span text:style-name="T17"><text:tab/></text:span><text:span text:style-name="T14"> <text:s text:c="2"/></text:span><text:span text:style-name="T17"></text:span><text:span text:style-name="T14"> <text:s text:c="2"/></text:span><text:span text:style-name="T17"></text:span></text:p>
      <text:p text:style-name="P3"><text:span text:style-name="T17"><text:tab/></text:span><text:span text:style-name="T14"> <text:s text:c="2"/></text:span><text:span text:style-name="T17"></text:span><text:span text:style-name="T14"> <text:s text:c="3"/></text:span><text:span text:style-name="T17"></text:span><text:span text:style-name="T14"> <text:s text:c="45"/></text:span><text:span text:style-name="T17"></text:span></text:p>
      <text:p text:style-name="P3"><text:span text:style-name="T17"><text:tab/></text:span><text:span text:style-name="T14"> <text:s text:c="2"/></text:span><text:span text:style-name="T17"></text:span><text:span text:style-name="T14"> <text:s text:c="59"/></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38"/></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 text:c="13"/></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13"/></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 text:c="49"/></text:span><text:span text:style-name="T17"></text:span><text:span text:style-name="T14"> </text:span><text:span text:style-name="T17"></text:span><text:span text:style-name="T14"> </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 text:c="10"/></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8"/></text:span><text:span text:style-name="T17"></text:span><text:span text:style-name="T14"> <text:s text:c="2"/></text:span><text:span text:style-name="T17"></text:span><text:span text:style-name="T14"> <text:s/></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 text:c="42"/></text:span><text:span text:style-name="T17"></text:span><text:span text:style-name="T14"> </text:span><text:span text:style-name="T17"></text:span><text:span text:style-name="T14"> </text:span><text:span text:style-name="T17"></text:span><text:span text:style-name="T14"> <text:s text:c="5"/></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27"/></text:span><text:span text:style-name="T17"></text:span><text:span text:style-name="T14"> </text:span><text:span text:style-name="T17"></text:span><text:span text:style-name="T14"> <text:s text:c="6"/></text:span><text:span text:style-name="T17"></text:span></text:p>
      <text:p text:style-name="P3"><text:span text:style-name="T17"><text:tab/></text:span><text:span text:style-name="T14"> <text:s text:c="2"/></text:span><text:span text:style-name="T17"></text:span><text:span text:style-name="T14"> <text:s text:c="45"/></text:span><text:span text:style-name="T17"></text:span><text:span text:style-name="T14"> </text:span><text:span text:style-name="T17"></text:span><text:span text:style-name="T14"> </text:span><text:span text:style-name="T17"></text:span></text:p>
      <text:p text:style-name="P3"><text:soft-page-break/><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 text:c="8"/></text:span><text:span text:style-name="T17"></text:span><text:span text:style-name="T14"> </text:span><text:span text:style-name="T17"></text:span><text:span text:style-name="T14"> </text:span><text:span text:style-name="T17"></text:span><text:span text:style-name="T14"> </text:span><text:span text:style-name="T17"></text:span><text:span text:style-name="T14"> <text:s text:c="23"/></text:span><text:span text:style-name="T17"></text:span></text:p>
      <text:p text:style-name="P3"><text:span text:style-name="T17"><text:tab/></text:span><text:span text:style-name="T14"> <text:s text:c="2"/></text:span><text:span text:style-name="T17"></text:span><text:span text:style-name="T14"> <text:s text:c="27"/></text:span><text:span text:style-name="T17"></text:span><text:span text:style-name="T14"> </text:span><text:span text:style-name="T17"></text:span><text:span text:style-name="T14"> <text:s text:c="23"/></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9"/></text:span><text:span text:style-name="T17"></text:span><text:span text:style-name="T14"> </text:span><text:span text:style-name="T17"></text:span><text:span text:style-name="T14"> </text:span><text:span text:style-name="T17"></text:span><text:span text:style-name="T14"> <text:s text:c="8"/></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pan><text:span text:style-name="T17"></text:span><text:span text:style-name="T14"> <text:s text:c="7"/></text:span><text:span text:style-name="T17"></text:span><text:span text:style-name="T14"> </text:span><text:span text:style-name="T17"></text:span><text:span text:style-name="T14"> </text:span><text:span text:style-name="T17"></text:span><text:span text:style-name="T14"> </text:span><text:span text:style-name="T17"></text:span><text:span text:style-name="T14"> <text:s text:c="6"/></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6"/></text:span><text:span text:style-name="T17"></text:span><text:span text:style-name="T14"> </text:span><text:span text:style-name="T17"></text:span><text:span text:style-name="T14"> </text:span><text:span text:style-name="T17"></text:span><text:span text:style-name="T14"> <text:s text:c="4"/></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pan><text:span text:style-name="T17"></text:span><text:span text:style-name="T14"> </text:span><text:span text:style-name="T17"></text:span><text:span text:style-name="T14"> <text:s text:c="24"/></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 text:c="35"/></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 text:c="23"/></text:span><text:span text:style-name="T17"></text:span><text:span text:style-name="T14"> </text:span><text:span text:style-name="T17"></text:span><text:span text:style-name="T14"> </text:span><text:span text:style-name="T17"></text:span><text:span text:style-name="T14"> <text:s text:c="15"/></text:span><text:span text:style-name="T17"></text:span></text:p>
      <text:p text:style-name="P3"><text:span text:style-name="T17"><text:tab/></text:span><text:span text:style-name="T14"> <text:s text:c="2"/></text:span><text:span text:style-name="T17"></text:span><text:span text:style-name="T14"> <text:s text:c="29"/></text:span><text:span text:style-name="T17"></text:span><text:span text:style-name="T14"> <text:s text:c="21"/></text:span><text:span text:style-name="T17"></text:span><text:span text:style-name="T14"> </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2"/></text:span><text:span text:style-name="T17"></text:span><text:span text:style-name="T14"> </text:span><text:span text:style-name="T17"></text:span><text:span text:style-name="T14"> </text:span><text:span text:style-name="T17"></text:span><text:span text:style-name="T14"> <text:s/></text:span><text:span text:style-name="T17"></text:span><text:span text:style-name="T14"> <text:s text:c="12"/></text:span><text:span text:style-name="T17"></text:span><text:span text:style-name="T14"> <text:s text:c="12"/></text:span><text:span text:style-name="T17"></text:span></text:p>
      <text:p text:style-name="P3"><text:span text:style-name="T17"><text:tab/></text:span><text:span text:style-name="T14"> <text:s text:c="2"/></text:span><text:span text:style-name="T17"></text:span></text:p>
      <text:p text:style-name="P3"><text:span text:style-name="T17"><text:tab/></text:span><text:span text:style-name="T14"> <text:s text:c="3"/></text:span><text:span text:style-name="T17"></text:span><text:span text:style-name="T14"> <text:s text:c="49"/></text:span><text:span text:style-name="T17"></text:span></text:p>
      <text:p text:style-name="P3"><text:span text:style-name="T17"><text:tab/></text:span><text:span text:style-name="T14"> <text:s text:c="63"/></text:span><text:span text:style-name="T17"></text:span></text:p>
      <text:p text:style-name="P14"><text:tab/></text:p>
      <text:p text:style-name="P29">Anhang: <text:span text:style-name="T10">Schaltplan des Zweipunktreglers</text:span></text:p>
      <text:p text:style-name="Standard"><draw:frame draw:style-name="fr3" draw:name="Grafik1" text:anchor-type="paragraph" svg:x="1.785cm" svg:y="1.323cm" svg:width="18.105cm" svg:height="23.888cm" draw:z-index="1"><draw:image xlink:href="Pictures/2000609E00027FDC000368EBF2B05F9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S LineDraw" svg:font-family="'MS LineDraw', Symbol" style:font-family-generic="modern" style:font-charset="x-symbol"/>
    <style:font-face style:name="Symbol" svg:font-family="Symbol" style:font-family-generic="roman" style:font-charset="x-symbol"/>
    <style:font-face style:name="Mangal1" svg:font-family="Mangal"/>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fo:font-size="12pt" fo:language="de" fo:country="DE" style:font-name-asian="Courier" style:font-size-asian="12pt" style:font-name-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size="14pt" fo:font-weight="bold" style:letter-kerning="true"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602cm" style:type="right"/>
        </style:tab-stops>
      </style:paragraph-properties>
      <style:text-properties fo:text-transform="uppercase" style:font-name="Arial" fo:font-weight="bold" style:font-name-asian="Arial" style:font-weight-asian="bold" style:font-name-complex="Arial" style:font-weight-complex="bold"/>
    </style:style>
    <style:style style:name="Contents_20_2" style:display-name="Contents 2" style:family="paragraph" style:parent-style-name="Standard" style:next-style-name="Standard" style:class="index">
      <style:paragraph-properties fo:margin-left="0.423cm" fo:margin-right="0cm" fo:margin-top="0.423cm" fo:margin-bottom="0cm" style:contextual-spacing="false" fo:text-indent="0cm" style:auto-text-indent="false">
        <style:tab-stops>
          <style:tab-stop style:position="16.602cm" style:type="right"/>
        </style:tab-stops>
      </style:paragraph-propertie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3" style:display-name="Index 3" style:family="paragraph" style:parent-style-name="Standard" style:next-style-name="Standard" style:class="index">
      <style:paragraph-properties fo:margin-left="1.27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4" style:display-name="Index 4" style:family="paragraph" style:parent-style-name="Standard" style:next-style-name="Standard">
      <style:paragraph-properties fo:margin-left="1.693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5" style:display-name="Index 5" style:family="paragraph" style:parent-style-name="Standard" style:next-style-name="Standard">
      <style:paragraph-properties fo:margin-left="2.117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6" style:display-name="Index 6" style:family="paragraph" style:parent-style-name="Standard" style:next-style-name="Standard">
      <style:paragraph-properties fo:margin-left="2.54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7" style:display-name="Index 7" style:family="paragraph" style:parent-style-name="Standard" style:next-style-name="Standard">
      <style:paragraph-properties fo:margin-left="2.963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8" style:display-name="Index 8" style:family="paragraph" style:parent-style-name="Standard" style:next-style-name="Standard">
      <style:paragraph-properties fo:margin-left="3.387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9" style:display-name="Index 9" style:family="paragraph" style:parent-style-name="Standard" style:next-style-name="Standard">
      <style:paragraph-properties fo:margin-left="3.81cm" fo:margin-right="0cm" fo:text-indent="-0.423cm" style:auto-text-indent="false">
        <style:tab-stops>
          <style:tab-stop style:position="7.666cm" style:type="right" style:leader-style="dotted" style:leader-text="."/>
        </style:tab-stops>
      </style:paragraph-properties>
      <style:text-properties style:font-name="Times New Roman" fo:font-size="10pt" style:font-name-asian="Times New Roman" style:font-size-asian="10pt" style:font-name-complex="Times New Roman" style:font-size-complex="10pt"/>
    </style:style>
    <style:style style:name="Index_20_Heading" style:display-name="Index Heading" style:family="paragraph" style:parent-style-name="Standard" style:next-style-name="Index_20_1" style:class="index">
      <style:paragraph-properties fo:margin-top="0.212cm" fo:margin-bottom="0.212cm" style:contextual-spacing="false"/>
      <style:text-properties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Footnote" style:family="paragraph" style:parent-style-name="Standard" style:class="extra">
      <style:text-properties fo:font-size="10pt" style:font-size-asian="10pt" style:font-size-complex="10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ootnote_20_Symbol" style:display-name="Foot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653cm" fo:margin-left="-0.136cm" table:align="left" style:writing-mode="lr-tb"/>
    </style:style>
    <style:style style:name="Tabelle1.A" style:family="table-column">
      <style:table-column-properties style:column-width="6.375cm"/>
    </style:style>
    <style:style style:name="Tabelle1.B" style:family="table-column">
      <style:table-column-properties style:column-width="5.75cm"/>
    </style:style>
    <style:style style:name="Tabelle1.C" style:family="table-column">
      <style:table-column-properties style:column-width="4.528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e1.C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1.A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1.C2"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elle2" style:family="table">
      <style:table-properties style:width="16.905cm" fo:margin-left="-0.15cm" table:align="left" style:writing-mode="lr-tb"/>
    </style:style>
    <style:style style:name="Tabelle2.A" style:family="table-column">
      <style:table-column-properties style:column-width="6.124cm"/>
    </style:style>
    <style:style style:name="Tabelle2.B" style:family="table-column">
      <style:table-column-properties style:column-width="5.364cm"/>
    </style:style>
    <style:style style:name="Tabelle2.C" style:family="table-column">
      <style:table-column-properties style:column-width="5.413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left="1.5pt solid #000000" fo:border-right="none" fo:border-top="1.5pt solid #000000" fo:border-bottom="none" style:writing-mode="lr-tb"/>
    </style:style>
    <style:style style:name="Tabelle2.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elle2.C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elle2.A2" style:family="table-cell">
      <style:table-cell-properties style:vertical-align="top" fo:padding-left="0.123cm" fo:padding-right="0.123cm" fo:padding-top="0cm" fo:padding-bottom="0cm" fo:border-left="1.5pt solid #000000" fo:border-right="none" fo:border-top="none" fo:border-bottom="1.5pt solid #000000" style:writing-mode="lr-tb"/>
    </style:style>
    <style:style style:name="Tabelle2.B2" style:family="table-cell">
      <style:table-cell-properties style:vertical-align="top" fo:padding-left="0.123cm" fo:padding-right="0.123cm" fo:padding-top="0cm" fo:padding-bottom="0cm" fo:border-left="0.75pt solid #000000" fo:border-right="none" fo:border-top="none" fo:border-bottom="1.5pt solid #000000" style:writing-mode="lr-tb"/>
    </style:style>
    <style:style style:name="Tabelle2.C2" style:family="table-cell">
      <style:table-cell-properties style:vertical-align="top" fo:padding-left="0.123cm" fo:padding-right="0.123cm" fo:padding-top="0cm" fo:padding-bottom="0cm" fo:border-left="0.75pt solid #000000" fo:border-right="1.5pt solid #000000" fo:border-top="none" fo:border-bottom="1.5pt solid #000000" style:writing-mode="lr-tb"/>
    </style:style>
    <style:style style:name="MP1" style:family="paragraph" style:parent-style-name="Standard">
      <style:paragraph-properties fo:margin-left="0cm" fo:margin-right="0.635cm" fo:line-height="0.423cm" fo:text-indent="0cm" style:auto-text-indent="false"/>
      <style:text-properties style:font-name="Times New Roman" fo:font-size="11pt" style:font-name-asian="Times New Roman" style:font-size-asian="11pt" style:font-name-complex="Times New Roman" style:font-size-complex="11pt"/>
    </style:style>
    <style:style style:name="MP2" style:family="paragraph" style:parent-style-name="Standard">
      <style:paragraph-properties fo:line-height="0.423cm" fo:text-align="center" style:justify-single-word="fals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MP3" style:family="paragraph" style:parent-style-name="Standard">
      <style:paragraph-properties fo:line-height="0.423cm" fo:text-align="end" style:justify-single-word="false"/>
      <style:text-properties style:font-name="Times New Roman" fo:font-size="11pt" style:font-name-asian="Times New Roman" style:font-size-asian="11pt" style:font-name-complex="Times New Roman" style:font-size-complex="11pt"/>
    </style:style>
    <style:style style:name="MP4" style:family="paragraph" style:parent-style-name="Standard">
      <style:paragraph-properties fo:line-height="0.423cm"/>
      <style:text-properties style:font-name="Times New Roman" fo:font-size="11pt" style:font-name-asian="Times New Roman" style:font-size-asian="11pt" style:font-name-complex="Times New Roman" style:font-size-complex="11pt"/>
    </style:style>
    <style:style style:name="MP5" style:family="paragraph" style:parent-style-name="Standard">
      <style:paragraph-properties fo:line-height="0.423cm" fo:text-align="center" style:justify-single-word="false"/>
    </style:style>
    <style:style style:name="MP6" style:family="paragraph" style:parent-style-name="Standard">
      <style:paragraph-properties fo:line-height="0.423cm" fo:text-align="end" style:justify-single-word="false"/>
    </style:style>
    <style:style style:name="MP7" style:family="paragraph" style:parent-style-name="Header">
      <style:text-properties fo:font-size="1pt"/>
    </style:style>
    <style:style style:name="MP8" style:family="paragraph" style:parent-style-name="Standard">
      <style:paragraph-properties fo:line-height="0.423cm"/>
      <style:text-properties style:font-name="Courier New" fo:font-size="11pt" style:font-name-asian="Courier New" style:font-size-asian="11pt" style:font-name-complex="Courier New" style:font-size-complex="11pt"/>
    </style:style>
    <style:style style:name="MP9" style:family="paragraph" style:parent-style-name="Standard">
      <style:paragraph-properties fo:line-height="0.423cm" fo:text-align="center" style:justify-single-word="false"/>
      <style:text-properties style:font-name="Courier New" fo:font-size="11pt" fo:font-weight="bold" style:font-name-asian="Courier New" style:font-size-asian="11pt" style:font-weight-asian="bold" style:font-name-complex="Courier New" style:font-size-complex="11pt" style:font-weight-complex="bold"/>
    </style:style>
    <style:style style:name="MP10" style:family="paragraph" style:parent-style-name="Standard">
      <style:paragraph-properties fo:line-height="0.423cm" fo:text-align="end" style:justify-single-word="false"/>
      <style:text-properties style:font-name="Courier New" fo:font-size="11pt" style:font-name-asian="Courier New" style:font-size-asian="11pt" style:font-name-complex="Courier New" style:font-size-complex="11pt"/>
    </style:style>
    <style:style style:name="MP11" style:family="paragraph" style:parent-style-name="Standard">
      <style:paragraph-properties fo:line-height="0.423cm" fo:text-align="center" style:justify-single-word="false"/>
      <style:text-properties style:font-name="Courier New" fo:font-size="11pt" style:font-name-asian="Courier New" style:font-size-asian="11pt" style:font-name-complex="Courier New" style:font-size-complex="11pt"/>
    </style:style>
    <style:style style:name="MP12" style:family="paragraph" style:parent-style-name="Standard">
      <style:paragraph-properties fo:margin-left="0cm" fo:margin-right="0.635cm" fo:line-height="0.423cm" fo:text-align="end" style:justify-single-word="false" fo:text-indent="0cm" style:auto-text-indent="false"/>
      <style:text-properties style:font-name="Courier New" fo:font-size="11pt" style:font-name-asian="Courier New" style:font-size-asian="11pt" style:font-name-complex="Courier New" style:font-size-complex="11pt"/>
    </style:style>
    <style:style style:name="MP13" style:family="paragraph" style:parent-style-name="Footer">
      <style:paragraph-properties fo:margin-left="0cm" fo:margin-right="0.635cm" fo:text-indent="0cm" style:auto-text-indent="false"/>
    </style:style>
    <style:style style:name="MT1" style:family="text">
      <style:text-properties style:font-name="Times New Roman" fo:font-size="11pt" style:font-name-asian="Times New Roman" style:font-size-asian="11pt" style:font-name-complex="Times New Roman" style:font-size-complex="11pt"/>
    </style:style>
    <style:style style:name="MT2" style:family="text">
      <style:text-properties style:font-name="Times New Roman" style:font-name-asian="Times New Roman" style:font-name-complex="Times New Roman"/>
    </style:style>
    <style:style style:name="MT3"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2.4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2cm" fo:margin-bottom="1cm" fo:margin-left="2.4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1">Fachhochschule Hannover</text:p>
            </table:table-cell>
            <table:table-cell table:style-name="Tabelle1.A1" office:value-type="string">
              <text:p text:style-name="MP2">Zweipunktregler</text:p>
            </table:table-cell>
            <table:table-cell table:style-name="Tabelle1.C1" office:value-type="string">
              <text:p text:style-name="MP3">Versuch Nr. 3</text:p>
            </table:table-cell>
          </table:table-row>
          <table:table-row table:style-name="Tabelle1.1">
            <table:table-cell table:style-name="Tabelle1.A2" office:value-type="string">
              <text:p text:style-name="MP4">FG Datenverarbeitung</text:p>
            </table:table-cell>
            <table:table-cell table:style-name="Tabelle1.A2" office:value-type="string">
              <text:p text:style-name="MP5"><text:span text:style-name="MT1">Stand : </text:span><text:span text:style-name="MT2"><text:modification-date style:data-style-name="N30">05.02.97</text:modification-date></text:span></text:p>
            </table:table-cell>
            <table:table-cell table:style-name="Tabelle1.C2" office:value-type="string">
              <text:p text:style-name="MP6"><text:span text:style-name="MT1">Seite </text:span><text:span text:style-name="MT1"><text:page-number style:num-format="1" text:select-page="current">7</text:page-number></text:span></text:p>
            </table:table-cell>
          </table:table-row>
        </table:table>
        <text:p text:style-name="Header"/>
      </style:header>
      <style:header-left>
        <text:p text:style-name="MP7"><draw:frame draw:style-name="Mfr1" draw:name="Rahmen3" text:anchor-type="paragraph" svg:y="0.002cm" draw:z-index="9"><draw:text-box fo:min-height="0.058cm" fo:min-width="0cm"><text:p text:style-name="Header"><text:span text:style-name="Page_20_Number"><text:page-number text:select-page="current">8</text:page-number></text:span></text:p></draw:text-box></draw:frame></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MP8">Fachhochschule Hannover</text:p>
            </table:table-cell>
            <table:table-cell table:style-name="Tabelle2.B1" office:value-type="string">
              <text:p text:style-name="MP9">Echtzeitversuch</text:p>
            </table:table-cell>
            <table:table-cell table:style-name="Tabelle2.C1" office:value-type="string">
              <text:p text:style-name="MP10">Versuch Nr. 9</text:p>
            </table:table-cell>
          </table:table-row>
          <table:table-row table:style-name="Tabelle2.1">
            <table:table-cell table:style-name="Tabelle2.A2" office:value-type="string">
              <text:p text:style-name="MP8">FG Datenverarbeitung</text:p>
            </table:table-cell>
            <table:table-cell table:style-name="Tabelle2.B2" office:value-type="string">
              <text:p text:style-name="MP11">Stand : 02.05.95</text:p>
            </table:table-cell>
            <table:table-cell table:style-name="Tabelle2.C2" office:value-type="string">
              <text:p text:style-name="MP12">Seite </text:p>
            </table:table-cell>
          </table:table-row>
        </table:table>
        <text:p text:style-name="Header"/>
      </style:header-left>
      <style:footer>
        <text:p text:style-name="MP13"/>
      </style:footer>
      <style:footer-left>
        <text:p text:style-name="MP13"><draw:frame draw:style-name="Mfr1" draw:name="Rahmen2" text:anchor-type="paragraph" svg:y="0.002cm" draw:z-index="4"><draw:text-box fo:min-height="0.058cm" fo:min-width="0cm"><text:p text:style-name="Footer"><text:span text:style-name="Page_20_Number"><text:page-number text:select-page="current">8</text:page-number></text:span></text:p></draw:text-box></draw:frame></text:p>
      </style:footer-left>
    </style:master-page>
    <style:master-page style:name="First_20_Page" style:display-name="First Page" style:page-layout-name="Mpm2" style:next-style-name="Standard">
      <style:header>
        <text:p text:style-name="Standard"/>
        <text:p text:style-name="Standard"/>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ÚÄÄÄÄÄÄÄ¿ÄÄÄ¿</dc:title>
    <meta:initial-creator>Friedrich</meta:initial-creator>
    <meta:creation-date>1995-09-07T10:17:00</meta:creation-date>
    <dc:creator>s b</dc:creator>
    <dc:date>1997-02-05T12:27:00</dc:date>
    <meta:print-date>1996-03-05T15:39:00</meta:print-date>
    <meta:editing-cycles>57</meta:editing-cycles>
    <meta:editing-duration>PT2H44M</meta:editing-duration>
    <meta:document-statistic meta:table-count="2" meta:image-count="1" meta:object-count="1" meta:page-count="8" meta:paragraph-count="111" meta:word-count="2876" meta:character-count="10340" meta:non-whitespace-character-count="8130"/>
    <meta:generator>LibreOffice/3.6$Windows_x86 LibreOffice_project/e183d5b-f8ccaf6-3804794-95b4be8-895629</meta:generator>
    <meta:user-defined meta:name="Info 1"/>
    <meta:user-defined meta:name="Info 2"/>
    <meta:user-defined meta:name="Info 3"/>
    <meta:user-defined meta:name="Info 4"/>
  </office:meta>
</office:document-meta>
</file>